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nux Libertine O1" svg:font-family="'Linux Libertine O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marker-start="" draw:fill="solid" draw:fill-color="#ffffff" draw:textarea-horizontal-align="justify" draw:textarea-vertical-align="middle" draw:auto-grow-height="false" fo:min-height="2.084cm" fo:min-width="1.834cm" draw:shadow="hidden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fo:min-height="4.8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86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fo:font-size="100pt" style:font-size-asian="100pt" style:font-size-complex="100pt"/>
    </style:style>
    <style:style style:name="P3" style:family="paragraph">
      <loext:graphic-properties draw:fill="none" draw:fill-color="#ffffff"/>
      <style:paragraph-properties style:writing-mode="lr-tb"/>
      <style:text-properties style:font-name="Linux Libertine O1" fo:font-size="100pt" fo:font-style="italic" style:font-size-asian="100pt" style:font-style-asian="italic" style:font-size-complex="100pt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style:font-name="Linux Libertine O1" fo:font-size="96pt" fo:font-style="italic" style:font-size-asian="96pt" style:font-style-asian="italic" style:font-size-complex="96pt" style:font-style-complex="italic"/>
    </style:style>
    <style:style style:name="T1" style:family="text">
      <style:text-properties style:font-name="Linux Libertine O1" fo:font-size="100pt" fo:font-style="italic" style:font-size-asian="100pt" style:font-style-asian="italic" style:font-size-complex="100pt" style:font-style-complex="italic"/>
    </style:style>
    <style:style style:name="T2" style:family="text">
      <style:text-properties style:font-name="Linux Libertine O1" fo:font-size="96pt" fo:font-style="italic" style:font-size-asian="96pt" style:font-style-asian="italic" style:font-size-complex="9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cm" svg:height="3.3cm" svg:x="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8cm" svg:height="5.112cm" svg:x="-0.2cm" svg:y="-1.312cm">
          <draw:text-box>
            <text:p text:style-name="P2"><text:span text:style-name="T1">σ</text:span></text:p>
          </draw:text-box>
        </draw:frame>
        <draw:frame draw:style-name="gr3" draw:text-style-name="P4" draw:layer="layout" svg:width="2.8cm" svg:height="4.112cm" svg:x="1.3cm" svg:y="-0.6cm">
          <draw:text-box>
            <text:p><text:span text:style-name="T2">μ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Linux Libertine O1" svg:font-family="'Linux Libertine O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9T11:48:31.295100905</meta:creation-date>
    <dc:date>2020-02-19T12:20:21.791753158</dc:date>
    <meta:editing-duration>PT10M51S</meta:editing-duration>
    <meta:editing-cycles>4</meta:editing-cycles>
    <meta:generator>LibreOffice/6.3.4.2$Linux_X86_64 LibreOffice_project/30$Build-2</meta:generator>
    <meta:document-statistic meta:object-count="3"/>
  </office:meta>
</office:document-meta>
</file>